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Lucida Sans Unicode" svg:font-family="'Lucida Sans Unicode'"/>
    <style:font-face style:name="Palatino Linotype" svg:font-family="'Palatino Linotyp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solid" draw:fill-color="#04182d" draw:textarea-vertical-align="top"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7833ff"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65cm" fo:padding-bottom="0cm" fo:padding-left="0cm" fo:padding-right="0cm" fo:wrap-option="wrap"/>
    </style:style>
    <style:style style:name="gr5" style:family="graphic" style:parent-style-name="standard">
      <style:graphic-properties draw:stroke="none" svg:stroke-width="0cm" draw:fill="solid" draw:fill-color="#04182d" draw:opacity="40%" draw:textarea-vertical-align="top" draw:auto-grow-height="false" draw:fit-to-size="false" style:shrink-to-fit="false" fo:min-height="0cm" fo:min-width="0cm" fo:padding-top="0cm" fo:padding-bottom="0cm" fo:padding-left="0cm" fo:padding-right="0cm" fo:wrap-option="wrap"/>
    </style:style>
    <style:style style:name="gr6" style:family="graphic">
      <style:graphic-properties style:protect="size"/>
    </style:style>
    <style:style style:name="pr1" style:family="presentation" style:parent-style-name="Title_20_and_20_Content-title">
      <style:graphic-properties draw:stroke="none" svg:stroke-width="0cm" draw:fill="none" draw:textarea-vertical-align="top" draw:auto-grow-height="true" draw:fit-to-size="false" style:shrink-to-fit="false" fo:min-height="7.165cm" fo:padding-top="0.377cm" fo:padding-bottom="0cm" fo:padding-left="0cm" fo:padding-right="0cm" fo:wrap-option="wrap"/>
    </style:style>
    <style:style style:name="pr2" style:family="presentation" style:parent-style-name="Title_20_and_20_Content-notes">
      <style:graphic-properties draw:fill-color="#ffffff" fo:min-height="12.572cm"/>
    </style:style>
    <style:style style:name="pr3" style:family="presentation" style:parent-style-name="Title_20_Only-title" style:list-style-name="L2">
      <style:graphic-properties draw:stroke="none" svg:stroke-width="0cm" draw:fill="none" draw:textarea-vertical-align="top" draw:auto-grow-height="true" draw:fit-to-size="false" style:shrink-to-fit="false" fo:min-height="23.287cm" fo:padding-top="1.055cm" fo:padding-bottom="0cm" fo:padding-left="0cm" fo:padding-right="0cm" fo:wrap-option="wrap"/>
    </style:style>
    <style:style style:name="pr4" style:family="presentation" style:parent-style-name="Title_20_Only-notes">
      <style:graphic-properties draw:fill-color="#ffffff" fo:min-height="12.572cm"/>
    </style:style>
    <style:style style:name="P1" style:family="paragraph">
      <style:paragraph-properties fo:margin-left="0.034cm" fo:margin-right="0.014cm" fo:margin-top="0.377cm" fo:margin-bottom="0cm" fo:line-height="2.388cm" fo:text-align="center" fo:text-indent="0cm"/>
    </style:style>
    <style:style style:name="P2" style:family="paragraph">
      <loext:graphic-properties draw:fill="none"/>
      <style:paragraph-properties fo:text-align="start" style:font-independent-line-spacing="true"/>
      <style:text-properties fo:font-size="63.5pt"/>
    </style:style>
    <style:style style:name="P3" style:family="paragraph">
      <loext:graphic-properties draw:fill="solid" draw:fill-color="#04182d"/>
      <style:paragraph-properties fo:text-align="start" style:font-independent-line-spacing="true"/>
      <style:text-properties fo:font-size="18pt"/>
    </style:style>
    <style:style style:name="P4" style:family="paragraph">
      <loext:graphic-properties draw:fill="solid" draw:fill-color="#ffffff"/>
      <style:paragraph-properties fo:text-align="start" style:font-independent-line-spacing="true"/>
      <style:text-properties fo:font-size="18pt"/>
    </style:style>
    <style:style style:name="P5" style:family="paragraph">
      <loext:graphic-properties draw:fill="solid" draw:fill-color="#7833ff"/>
      <style:paragraph-properties fo:text-align="start" style:font-independent-line-spacing="true"/>
      <style:text-properties fo:font-size="18pt"/>
    </style:style>
    <style:style style:name="P6" style:family="paragraph">
      <style:paragraph-properties fo:margin-left="0.035cm" fo:margin-right="0cm" fo:margin-top="0.265cm" fo:margin-bottom="0cm" fo:line-height="100%" fo:text-align="start" fo:text-indent="0cm"/>
    </style:style>
    <style:style style:name="P7" style:family="paragraph">
      <style:paragraph-properties fo:margin-left="0.035cm" fo:margin-right="0cm" fo:margin-top="0.198cm" fo:margin-bottom="0cm" fo:line-height="100%" fo:text-align="start" fo:text-indent="0cm"/>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solid" draw:fill-color="#04182d" draw:opacity="40%"/>
      <style:paragraph-properties fo:text-align="start" style:font-independent-line-spacing="true"/>
      <style:text-properties fo:font-size="18pt"/>
    </style:style>
    <style:style style:name="P10" style:family="paragraph">
      <loext:graphic-properties draw:fill-color="#ffffff"/>
    </style:style>
    <style:style style:name="P11" style:family="paragraph">
      <style:paragraph-properties fo:margin-top="1.055cm" fo:margin-bottom="0cm" fo:line-height="100%" fo:text-align="center"/>
    </style:style>
    <style:style style:name="P12" style:family="paragraph">
      <loext:graphic-properties draw:fill="none"/>
      <style:paragraph-properties fo:margin-top="1.055cm" fo:margin-bottom="0cm" fo:line-height="100%" fo:text-align="center" style:font-independent-line-spacing="true"/>
      <style:text-properties fo:font-size="63.5pt"/>
    </style:style>
    <style:style style:name="T1" style:family="text">
      <style:text-properties fo:font-variant="normal" fo:text-transform="none" fo:color="#04182d" style:text-line-through-style="none" style:text-line-through-type="none" style:text-position="0% 100%" style:font-name="Lucida Sans Unicode" fo:font-size="63.5pt" fo:letter-spacing="0.083cm" fo:font-style="normal" style:text-underline-style="none" fo:font-weight="normal" style:font-size-asian="63.5pt" style:font-style-asian="normal" style:font-weight-asian="normal" style:font-name-complex="Lucida Sans Unicode" style:font-size-complex="63.5pt" style:font-style-complex="normal" style:font-weight-complex="normal"/>
    </style:style>
    <style:style style:name="T2" style:family="text">
      <style:text-properties fo:font-variant="normal" fo:text-transform="none" fo:color="#04182d" style:text-line-through-style="none" style:text-line-through-type="none" style:text-position="0% 100%" style:font-name="Lucida Sans Unicode" fo:font-size="63.5pt" fo:letter-spacing="-0.015cm" fo:font-style="normal" style:text-underline-style="none" fo:font-weight="normal" style:font-size-asian="63.5pt" style:font-style-asian="normal" style:font-weight-asian="normal" style:font-name-complex="Lucida Sans Unicode" style:font-size-complex="63.5pt" style:font-style-complex="normal" style:font-weight-complex="normal"/>
    </style:style>
    <style:style style:name="T3" style:family="text">
      <style:text-properties fo:font-variant="normal" fo:text-transform="none" fo:color="#04182d" style:text-line-through-style="none" style:text-line-through-type="none" style:text-position="0% 100%" style:font-name="Lucida Sans Unicode" fo:font-size="63.5pt" fo:letter-spacing="-0.119cm" fo:font-style="normal" style:text-underline-style="none" fo:font-weight="normal" style:font-size-asian="63.5pt" style:font-style-asian="normal" style:font-weight-asian="normal" style:font-name-complex="Lucida Sans Unicode" style:font-size-complex="63.5pt" style:font-style-complex="normal" style:font-weight-complex="normal"/>
    </style:style>
    <style:style style:name="T4" style:family="text">
      <style:text-properties fo:font-variant="normal" fo:text-transform="none" fo:color="#04182d" style:text-line-through-style="none" style:text-line-through-type="none" style:text-position="0% 100%" style:font-name="Lucida Sans Unicode" fo:font-size="63.5pt" fo:letter-spacing="0.085cm" fo:font-style="normal" style:text-underline-style="none" fo:font-weight="normal" style:font-size-asian="63.5pt" style:font-style-asian="normal" style:font-weight-asian="normal" style:font-name-complex="Lucida Sans Unicode" style:font-size-complex="63.5pt" style:font-style-complex="normal" style:font-weight-complex="normal"/>
    </style:style>
    <style:style style:name="T5" style:family="text">
      <style:text-properties fo:font-variant="normal" fo:text-transform="none" fo:color="#04182d" style:text-line-through-style="none" style:text-line-through-type="none" style:text-position="0% 100%" style:font-name="Lucida Sans Unicode" fo:font-size="63.5pt" fo:letter-spacing="-0.11cm" fo:font-style="normal" style:text-underline-style="none" fo:font-weight="normal" style:font-size-asian="63.5pt" style:font-style-asian="normal" style:font-weight-asian="normal" style:font-name-complex="Lucida Sans Unicode" style:font-size-complex="63.5pt" style:font-style-complex="normal" style:font-weight-complex="normal"/>
    </style:style>
    <style:style style:name="T6" style:family="text">
      <style:text-properties fo:font-variant="normal" fo:text-transform="none" fo:color="#04182d" style:text-line-through-style="none" style:text-line-through-type="none" style:text-position="0% 100%" style:font-name="Lucida Sans Unicode" fo:font-size="63.5pt" fo:letter-spacing="-0.082cm" fo:font-style="normal" style:text-underline-style="none" fo:font-weight="normal" style:font-size-asian="63.5pt" style:font-style-asian="normal" style:font-weight-asian="normal" style:font-name-complex="Lucida Sans Unicode" style:font-size-complex="63.5pt" style:font-style-complex="normal" style:font-weight-complex="normal"/>
    </style:style>
    <style:style style:name="T7" style:family="text">
      <style:text-properties fo:font-variant="normal" fo:text-transform="none" fo:color="#04182d" style:text-line-through-style="none" style:text-line-through-type="none" style:text-position="0% 100%" style:font-name="Lucida Sans Unicode" fo:font-size="63.5pt" fo:letter-spacing="0.049cm" fo:font-style="normal" style:text-underline-style="none" fo:font-weight="normal" style:font-size-asian="63.5pt" style:font-style-asian="normal" style:font-weight-asian="normal" style:font-name-complex="Lucida Sans Unicode" style:font-size-complex="63.5pt" style:font-style-complex="normal" style:font-weight-complex="normal"/>
    </style:style>
    <style:style style:name="T8" style:family="text">
      <style:text-properties fo:font-variant="normal" fo:text-transform="none" fo:color="#04182d" style:text-line-through-style="none" style:text-line-through-type="none" style:text-position="0% 100%" style:font-name="Lucida Sans Unicode" fo:font-size="63.5pt" fo:letter-spacing="-0.156cm" fo:font-style="normal" style:text-underline-style="none" fo:font-weight="normal" style:font-size-asian="63.5pt" style:font-style-asian="normal" style:font-weight-asian="normal" style:font-name-complex="Lucida Sans Unicode" style:font-size-complex="63.5pt" style:font-style-complex="normal" style:font-weight-complex="normal"/>
    </style:style>
    <style:style style:name="T9" style:family="text">
      <style:text-properties fo:font-variant="normal" fo:text-transform="none" fo:color="#04182d" style:text-line-through-style="none" style:text-line-through-type="none" style:text-position="0% 100%" style:font-name="Lucida Sans Unicode" fo:font-size="63.5pt" fo:letter-spacing="-0.045cm" fo:font-style="normal" style:text-underline-style="none" fo:font-weight="normal" style:font-size-asian="63.5pt" style:font-style-asian="normal" style:font-weight-asian="normal" style:font-name-complex="Lucida Sans Unicode" style:font-size-complex="63.5pt" style:font-style-complex="normal" style:font-weight-complex="normal"/>
    </style:style>
    <style:style style:name="T10" style:family="text">
      <style:text-properties fo:font-variant="normal" fo:text-transform="none" fo:color="#04182d" style:text-line-through-style="none" style:text-line-through-type="none" style:text-position="0% 100%" style:font-name="Lucida Sans Unicode" fo:font-size="63.5pt" fo:letter-spacing="-0.027cm" fo:font-style="normal" style:text-underline-style="none" fo:font-weight="normal" style:font-size-asian="63.5pt" style:font-style-asian="normal" style:font-weight-asian="normal" style:font-name-complex="Lucida Sans Unicode" style:font-size-complex="63.5pt" style:font-style-complex="normal" style:font-weight-complex="normal"/>
    </style:style>
    <style:style style:name="T11" style:family="text">
      <style:text-properties fo:font-variant="normal" fo:text-transform="none" fo:color="#04182d" style:text-line-through-style="none" style:text-line-through-type="none" style:text-position="0% 100%" style:font-name="Lucida Sans Unicode" fo:font-size="63.5pt" fo:letter-spacing="0.035cm" fo:font-style="normal" style:text-underline-style="none" fo:font-weight="normal" style:font-size-asian="63.5pt" style:font-style-asian="normal" style:font-weight-asian="normal" style:font-name-complex="Lucida Sans Unicode" style:font-size-complex="63.5pt" style:font-style-complex="normal" style:font-weight-complex="normal"/>
    </style:style>
    <style:style style:name="T12" style:family="text">
      <style:text-properties fo:font-variant="normal" fo:text-transform="none" fo:color="#04182d" style:text-line-through-style="none" style:text-line-through-type="none" style:text-position="0% 100%" style:font-name="Lucida Sans Unicode" fo:font-size="63.5pt" fo:letter-spacing="-0.039cm" fo:font-style="normal" style:text-underline-style="none" fo:font-weight="normal" style:font-size-asian="63.5pt" style:font-style-asian="normal" style:font-weight-asian="normal" style:font-name-complex="Lucida Sans Unicode" style:font-size-complex="63.5pt" style:font-style-complex="normal" style:font-weight-complex="normal"/>
    </style:style>
    <style:style style:name="T13" style:family="text">
      <style:text-properties fo:font-variant="normal" fo:text-transform="none" fo:color="#04182d" style:text-line-through-style="none" style:text-line-through-type="none" style:text-position="0% 100%" style:font-name="Palatino Linotype" fo:font-size="63.5pt" fo:letter-spacing="-0.039cm" fo:font-style="normal" style:text-underline-style="none" fo:font-weight="normal" style:font-size-asian="63.5pt" style:font-style-asian="normal" style:font-weight-asian="normal" style:font-name-complex="Palatino Linotype" style:font-size-complex="63.5pt" style:font-style-complex="normal" style:font-weight-complex="normal"/>
    </style:style>
    <style:style style:name="T14" style:family="text">
      <style:text-properties fo:font-variant="normal" fo:text-transform="none" fo:color="#04182d" style:text-line-through-style="none" style:text-line-through-type="none" style:text-position="0% 100%" style:font-name="Lucida Sans Unicode" fo:font-size="22pt" fo:letter-spacing="0.007cm" fo:font-style="normal" style:text-underline-style="none" fo:font-weight="normal" style:font-size-asian="22pt" style:font-style-asian="normal" style:font-weight-asian="normal" style:font-name-complex="Lucida Sans Unicode" style:font-size-complex="22pt" style:font-style-complex="normal" style:font-weight-complex="normal"/>
    </style:style>
    <style:style style:name="T15" style:family="text">
      <style:text-properties fo:font-variant="normal" fo:text-transform="none" fo:color="#04182d" style:text-line-through-style="none" style:text-line-through-type="none" style:text-position="0% 100%" style:font-name="Lucida Sans Unicode" fo:font-size="22pt" fo:letter-spacing="-0.131cm" fo:font-style="normal" style:text-underline-style="none" fo:font-weight="normal" style:font-size-asian="22pt" style:font-style-asian="normal" style:font-weight-asian="normal" style:font-name-complex="Lucida Sans Unicode" style:font-size-complex="22pt" style:font-style-complex="normal" style:font-weight-complex="normal"/>
    </style:style>
    <style:style style:name="T16" style:family="text">
      <style:text-properties fo:font-variant="normal" fo:text-transform="none" fo:color="#04182d" style:text-line-through-style="none" style:text-line-through-type="none" style:text-position="0% 100%" style:font-name="Lucida Sans Unicode" fo:font-size="22pt" fo:letter-spacing="0.034cm" fo:font-style="normal" style:text-underline-style="none" fo:font-weight="normal" style:font-size-asian="22pt" style:font-style-asian="normal" style:font-weight-asian="normal" style:font-name-complex="Lucida Sans Unicode" style:font-size-complex="22pt" style:font-style-complex="normal" style:font-weight-complex="normal"/>
    </style:style>
    <style:style style:name="T17" style:family="text">
      <style:text-properties fo:font-variant="normal" fo:text-transform="none" fo:color="#04182d" style:text-line-through-style="none" style:text-line-through-type="none" style:text-position="0% 100%" style:font-name="Lucida Sans Unicode" fo:font-size="22pt" fo:letter-spacing="-0.024cm" fo:font-style="normal" style:text-underline-style="none" fo:font-weight="normal" style:font-size-asian="22pt" style:font-style-asian="normal" style:font-weight-asian="normal" style:font-name-complex="Lucida Sans Unicode" style:font-size-complex="22pt" style:font-style-complex="normal" style:font-weight-complex="normal"/>
    </style:style>
    <style:style style:name="T18" style:family="text">
      <style:text-properties fo:font-variant="normal" fo:text-transform="none" fo:color="#04182d" style:text-line-through-style="none" style:text-line-through-type="none" style:text-position="0% 100%" style:font-name="Lucida Sans Unicode" fo:font-size="22pt" fo:letter-spacing="0.009cm" fo:font-style="normal" style:text-underline-style="none" fo:font-weight="normal" style:font-size-asian="22pt" style:font-style-asian="normal" style:font-weight-asian="normal" style:font-name-complex="Lucida Sans Unicode" style:font-size-complex="22pt" style:font-style-complex="normal" style:font-weight-complex="normal"/>
    </style:style>
    <style:style style:name="T19" style:family="text">
      <style:text-properties fo:font-variant="normal" fo:text-transform="none" fo:color="#04182d" style:text-line-through-style="none" style:text-line-through-type="none" style:text-position="0% 100%" style:font-name="Lucida Sans Unicode" fo:font-size="22pt" fo:letter-spacing="0.042cm" fo:font-style="normal" style:text-underline-style="none" fo:font-weight="normal" style:font-size-asian="22pt" style:font-style-asian="normal" style:font-weight-asian="normal" style:font-name-complex="Lucida Sans Unicode" style:font-size-complex="22pt" style:font-style-complex="normal" style:font-weight-complex="normal"/>
    </style:style>
    <style:style style:name="T20" style:family="text">
      <style:text-properties fo:font-variant="normal" fo:text-transform="none" fo:color="#04182d" style:text-line-through-style="none" style:text-line-through-type="none" style:text-position="0% 100%" style:font-name="Lucida Sans Unicode" fo:font-size="22pt" fo:letter-spacing="0.021cm" fo:font-style="normal" style:text-underline-style="none" fo:font-weight="normal" style:font-size-asian="22pt" style:font-style-asian="normal" style:font-weight-asian="normal" style:font-name-complex="Lucida Sans Unicode" style:font-size-complex="22pt" style:font-style-complex="normal" style:font-weight-complex="normal"/>
    </style:style>
    <style:style style:name="T21" style:family="text">
      <style:text-properties fo:font-variant="normal" fo:text-transform="none" fo:color="#04182d" style:text-line-through-style="none" style:text-line-through-type="none" style:text-position="0% 100%" style:font-name="Lucida Sans Unicode" fo:font-size="22pt" fo:letter-spacing="-0.133cm" fo:font-style="normal" style:text-underline-style="none" fo:font-weight="normal" style:font-size-asian="22pt" style:font-style-asian="normal" style:font-weight-asian="normal" style:font-name-complex="Lucida Sans Unicode" style:font-size-complex="22pt" style:font-style-complex="normal" style:font-weight-complex="normal"/>
    </style:style>
    <style:style style:name="T22" style:family="text">
      <style:text-properties fo:font-variant="normal" fo:text-transform="none" fo:color="#04182d" style:text-line-through-style="none" style:text-line-through-type="none" style:text-position="0% 100%" style:font-name="Lucida Sans Unicode" fo:font-size="22pt" fo:letter-spacing="0.019cm" fo:font-style="normal" style:text-underline-style="none" fo:font-weight="normal" style:font-size-asian="22pt" style:font-style-asian="normal" style:font-weight-asian="normal" style:font-name-complex="Lucida Sans Unicode" style:font-size-complex="22pt" style:font-style-complex="normal" style:font-weight-complex="normal"/>
    </style:style>
    <style:style style:name="T23" style:family="text">
      <style:text-properties fo:font-variant="normal" fo:text-transform="none" fo:color="#04182d" style:text-line-through-style="none" style:text-line-through-type="none" style:text-position="0% 100%" style:font-name="Lucida Sans Unicode" fo:font-size="22pt" fo:letter-spacing="0.067cm" fo:font-style="normal" style:text-underline-style="none" fo:font-weight="normal" style:font-size-asian="22pt" style:font-style-asian="normal" style:font-weight-asian="normal" style:font-name-complex="Lucida Sans Unicode" style:font-size-complex="22pt" style:font-style-complex="normal" style:font-weight-complex="normal"/>
    </style:style>
    <style:style style:name="T24" style:family="text">
      <style:text-properties fo:font-variant="normal" fo:text-transform="none" fo:color="#04182d" style:text-line-through-style="none" style:text-line-through-type="none" style:text-position="0% 100%" style:font-name="Lucida Sans Unicode" fo:font-size="22pt" fo:letter-spacing="normal" fo:font-style="normal" style:text-underline-style="none" fo:font-weight="normal" style:font-size-asian="22pt" style:font-style-asian="normal" style:font-weight-asian="normal" style:font-name-complex="Lucida Sans Unicode" style:font-size-complex="22pt" style:font-style-complex="normal" style:font-weight-complex="normal"/>
    </style:style>
    <style:style style:name="T25" style:family="text">
      <style:text-properties fo:font-variant="normal" fo:text-transform="none" fo:color="#04182d" style:text-line-through-style="none" style:text-line-through-type="none" style:text-position="0% 100%" style:font-name="Lucida Sans Unicode" fo:font-size="22pt" fo:letter-spacing="0.064cm" fo:font-style="normal" style:text-underline-style="none" fo:font-weight="normal" style:font-size-asian="22pt" style:font-style-asian="normal" style:font-weight-asian="normal" style:font-name-complex="Lucida Sans Unicode" style:font-size-complex="22pt" style:font-style-complex="normal" style:font-weight-complex="normal"/>
    </style:style>
    <style:style style:name="T26" style:family="text">
      <style:text-properties fo:font-variant="normal" fo:text-transform="none" fo:color="#04182d" style:text-line-through-style="none" style:text-line-through-type="none" style:text-position="0% 100%" style:font-name="Lucida Sans Unicode" fo:font-size="22pt" fo:letter-spacing="0.048cm" fo:font-style="normal" style:text-underline-style="none" fo:font-weight="normal" style:font-size-asian="22pt" style:font-style-asian="normal" style:font-weight-asian="normal" style:font-name-complex="Lucida Sans Unicode" style:font-size-complex="22pt" style:font-style-complex="normal" style:font-weight-complex="normal"/>
    </style:style>
    <style:style style:name="T27" style:family="text">
      <style:text-properties fo:font-variant="normal" fo:text-transform="none" fo:color="#04182d" style:text-line-through-style="none" style:text-line-through-type="none" style:text-position="0% 100%" style:font-name="Lucida Sans Unicode" fo:font-size="22pt" fo:letter-spacing="0.016cm" fo:font-style="normal" style:text-underline-style="none" fo:font-weight="normal" style:font-size-asian="22pt" style:font-style-asian="normal" style:font-weight-asian="normal" style:font-name-complex="Lucida Sans Unicode" style:font-size-complex="2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Lucida Sans Unicode" fo:font-size="25.5pt" fo:letter-spacing="0.016cm" fo:font-style="normal" style:text-underline-style="none" fo:font-weight="normal" style:font-size-asian="25.5pt" style:font-style-asian="normal" style:font-weight-asian="normal" style:font-name-complex="Lucida Sans Unicode" style:font-size-complex="25.5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Lucida Sans Unicode" fo:font-size="25.5pt" fo:letter-spacing="-0.038cm" fo:font-style="normal" style:text-underline-style="none" fo:font-weight="normal" style:font-size-asian="25.5pt" style:font-style-asian="normal" style:font-weight-asian="normal" style:font-name-complex="Lucida Sans Unicode" style:font-size-complex="25.5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Lucida Sans Unicode" fo:font-size="21.5pt" fo:letter-spacing="-0.001cm" fo:font-style="normal" style:text-underline-style="none" fo:font-weight="normal" style:font-size-asian="21.5pt" style:font-style-asian="normal" style:font-weight-asian="normal" style:font-name-complex="Lucida Sans Unicode" style:font-size-complex="21.5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Georgia" fo:font-size="21.5pt" fo:letter-spacing="-0.001cm" fo:font-style="normal" style:text-underline-style="none" fo:font-weight="normal" style:font-size-asian="21.5pt" style:font-style-asian="normal" style:font-weight-asian="normal" style:font-name-complex="Georgia" style:font-size-complex="21.5pt" style:font-style-complex="normal" style:font-weight-complex="normal"/>
    </style:style>
    <style:style style:name="T32" style:family="text">
      <style:text-properties fo:font-variant="normal" fo:text-transform="none" fo:color="#04182d" style:text-line-through-style="none" style:text-line-through-type="none" style:text-position="0% 100%" style:font-name="Lucida Sans Unicode" fo:font-size="63.5pt" fo:letter-spacing="-0.091cm" fo:font-style="normal" style:text-underline-style="none" fo:font-weight="normal" style:font-size-asian="63.5pt" style:font-style-asian="normal" style:font-weight-asian="normal" style:font-name-complex="Lucida Sans Unicode" style:font-size-complex="63.5pt" style:font-style-complex="normal" style:font-weight-complex="normal"/>
    </style:style>
    <style:style style:name="T33" style:family="text">
      <style:text-properties fo:font-variant="normal" fo:text-transform="none" fo:color="#04182d" style:text-line-through-style="none" style:text-line-through-type="none" style:text-position="0% 100%" style:font-name="Palatino Linotype" fo:font-size="63.5pt" fo:letter-spacing="0.014cm" fo:font-style="normal" style:text-underline-style="none" fo:font-weight="normal" style:font-size-asian="63.5pt" style:font-style-asian="normal" style:font-weight-asian="normal" style:font-name-complex="Palatino Linotype" style:font-size-complex="63.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4182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Welcome to the  course!&#10;I N T R O D U C T I O N&#9;TO&#9;S Q L" draw:style-name="dp1" draw:master-page-name="Title_20_and_20_Content" presentation:presentation-page-layout-name="AL1T11">
        <draw:frame draw:name="object 2" presentation:style-name="pr1" draw:text-style-name="P2" draw:layer="layout" svg:width="16.278cm" svg:height="7.542cm" svg:x="13.497cm" svg:y="6.013cm" presentation:class="title" presentation:user-transformed="true">
          <draw:text-box>
            <text:p text:style-name="P1"><text:span text:style-name="T1">W</text:span><text:span text:style-name="T2">e</text:span><text:span text:style-name="T3">l</text:span><text:span text:style-name="T4">c</text:span><text:span text:style-name="T5">o</text:span><text:span text:style-name="T6">m</text:span><text:span text:style-name="T7">e</text:span><text:span text:style-name="T8"> </text:span><text:span text:style-name="T9">t</text:span><text:span text:style-name="T10">o</text:span><text:span text:style-name="T8"> </text:span><text:span text:style-name="T10">t</text:span><text:span text:style-name="T3">h</text:span><text:span text:style-name="T11">e <text:s/></text:span><text:span text:style-name="T12">co</text:span><text:span text:style-name="T13">u</text:span><text:span text:style-name="T12">rse</text:span><text:span text:style-name="T13">!</text:span><text:span text:style-name="T13"><text:line-break/></text:span><text:span text:style-name="T14">I</text:span><text:span text:style-name="T15"> </text:span><text:span text:style-name="T16">N</text:span><text:span text:style-name="T15"> </text:span><text:span text:style-name="T17">T</text:span><text:span text:style-name="T15"> </text:span><text:span text:style-name="T18">R</text:span><text:span text:style-name="T15"> </text:span><text:span text:style-name="T19">O</text:span><text:span text:style-name="T15"> </text:span><text:span text:style-name="T20">D</text:span><text:span text:style-name="T21"> </text:span><text:span text:style-name="T22">U</text:span><text:span text:style-name="T21"> </text:span><text:span text:style-name="T23">C</text:span><text:span text:style-name="T15"> </text:span><text:span text:style-name="T17">T</text:span><text:span text:style-name="T15"> </text:span><text:span text:style-name="T14">I</text:span><text:span text:style-name="T21"> </text:span><text:span text:style-name="T19">O</text:span><text:span text:style-name="T21"> </text:span><text:span text:style-name="T16">N</text:span><text:span text:style-name="T24"><text:tab/></text:span><text:span text:style-name="T25">T</text:span><text:span text:style-name="T19">O</text:span><text:span text:style-name="T24"><text:tab/></text:span><text:span text:style-name="T19">S</text:span><text:span text:style-name="T15"> </text:span><text:span text:style-name="T26">Q</text:span><text:span text:style-name="T21"> </text:span><text:span text:style-name="T27">L</text:span></text:p>
          </draw:text-box>
        </draw:frame>
        <draw:g draw:name="object 3">
          <draw:custom-shape draw:name="object 4" draw:style-name="gr1" draw:text-style-name="P3" draw:layer="layout" svg:width="2.73cm" svg:height="2.73cm" svg:x="20.243cm" svg:y="13.818cm">
            <text:p/>
            <draw:enhanced-geometry draw:mirror-horizontal="false" draw:mirror-vertical="false" svg:viewBox="0 0 0 0" drawooo:sub-view-size="982979 982979" draw:text-areas="0 0 ?f0 ?f1" draw:type="ooxml-non-primitive" draw:enhanced-path="M 491289 982578 L 443134 980213 395443 973138 348675 961423 303281 945181 259697 924568 218343 899781 179618 871061 143895 838683 111517 802960 82797 764235 58010 722881 37397 679297 21154 633903 9439 587135 2365 539444 0 491289 591 467182 5317 419202 14722 371915 28718 325778 47168 281235 69896 238716 96681 198628 127267 161359 161359 127267 198628 96681 238716 69896 281235 47168 325778 28718 371915 14722 419202 5317 467182 591 491289 0 515395 591 563376 5317 610663 14722 656799 28718 701342 47168 743862 69896 783950 96681 821219 127267 855311 161359 885896 198628 912682 238716 935410 281235 953860 325778 967855 371915 977261 419202 981987 467182 982578 491289 981987 515395 977261 563376 967855 610663 953860 656799 935410 701342 912682 743862 885897 783950 855311 821219 821219 855311 783950 885896 743862 912682 701342 935410 656799 953860 610663 967855 563376 977261 515395 981987 491289 982578 Z N">
              <draw:equation draw:name="f0" draw:formula="logwidth"/>
              <draw:equation draw:name="f1" draw:formula="logheight"/>
            </draw:enhanced-geometry>
          </draw:custom-shape>
          <draw:custom-shape draw:name="object 5" draw:style-name="gr2" draw:text-style-name="P4" draw:layer="layout" svg:width="1.731cm" svg:height="0.835cm" svg:x="20.752cm" svg:y="14.775cm">
            <text:p/>
            <draw:enhanced-geometry draw:mirror-horizontal="false" draw:mirror-vertical="false" svg:viewBox="0 0 0 0" drawooo:sub-view-size="623570 300989 623570 300989 623570 300989 623570 300989 623570 300989 623570 300989 623570 300989" draw:text-areas="0 0 ?f0 ?f1" draw:type="ooxml-non-primitive" draw:enhanced-path="M 158537 213809 L 83412 213809 92167 213259 99832 211610 121785 179982 121785 173953 81179 146854 74346 144751 33661 126695 11457 88441 10228 72560 10568 65690 26627 27578 64863 3425 91458 0 102137 433 140574 10742 164275 27443 157192 41275 85890 41275 80659 42011 56432 75499 57873 79860 96910 101957 103731 104245 144698 122857 166930 158963 168167 173519 167807 181895 166729 190008 164932 197856 162416 205441 159183 212687 158537 213809 Z N M 143293 58270 L 138049 58270 135191 57272 129301 53568 126016 51618 118637 47435 114314 45532 104455 42123 98664 41275 157192 41275 152534 50370 151143 53169 149495 55202 145578 57666 143293 58270 Z N M 82076 255255 L 74229 255255 66502 254477 30028 243388 0 221232 14002 197765 15366 195990 17066 194472 21020 192015 23309 191374 29036 191374 32428 192684 39259 197572 43067 200141 51682 205671 56763 208193 68322 212687 75258 213809 158537 213809 155310 219412 126154 245441 92020 254859 82076 255255 Z N M 322306 255253 L 315746 255253 302117 254655 264817 245672 225289 218951 199812 178420 191362 141079 190800 127613 191362 114179 199812 76838 225289 36301 264818 9579 302113 602 315746 4 329372 608 366599 9673 405959 36391 411660 42975 315732 42975 307265 43337 266118 60297 243818 100102 240862 127629 241190 137311 252460 177702 284513 206288 315732 212082 412016 212082 411589 212634 407207 217635 402555 222352 397633 226783 392442 230927 410364 250749 351269 250749 345880 252194 340352 253294 328618 254853 322306 255253 Z N M 412016 212082 L 315732 212082 324193 211719 332204 210632 370194 189715 387195 155124 390107 127613 389783 117915 378672 77500 346874 48769 315732 42975 411660 42975 431346 76838 439801 114183 440365 127629 440152 135890 432815 174386 416015 206921 412016 212082 Z N M 455473 300639 L 408176 300639 403127 299867 393978 296729 389759 293817 385958 289606 351269 250749 410364 250749 455473 300639 Z N M 623277 252538 L 477234 252538 477234 2718 526294 2718 526294 210748 623277 210748 623277 252538 Z N">
              <draw:equation draw:name="f0" draw:formula="logwidth"/>
              <draw:equation draw:name="f1" draw:formula="logheight"/>
            </draw:enhanced-geometry>
          </draw:custom-shape>
        </draw:g>
        <draw:custom-shape draw:name="object 6" draw:style-name="gr3" draw:text-style-name="P5" draw:layer="layout" svg:width="8.018cm" svg:height="3.924cm" svg:x="0cm" svg:y="16.547cm">
          <text:p/>
          <draw:enhanced-geometry draw:mirror-horizontal="false" draw:mirror-vertical="false" svg:viewBox="0 0 0 0" drawooo:sub-view-size="2886710 1412875" draw:text-areas="0 0 ?f0 ?f1" draw:type="ooxml-non-primitive" draw:enhanced-path="M 2809820 1412456 L 0 1412457 0 0 2809820 0 2815144 524 2854404 16786 2882149 55514 2886325 76505 2886325 1335951 2869538 1380536 2830810 1408281 2809820 1412456 Z N">
            <draw:equation draw:name="f0" draw:formula="logwidth"/>
            <draw:equation draw:name="f1" draw:formula="logheight"/>
          </draw:enhanced-geometry>
        </draw:custom-shape>
        <draw:custom-shape draw:name="object 7" draw:style-name="gr4" draw:text-style-name="P8" draw:layer="layout" svg:width="6.289cm" svg:height="3.531cm" svg:x="0.875cm" svg:y="17.145cm">
          <text:p text:style-name="P6"><text:span text:style-name="T28">Nick</text:span><text:span text:style-name="T29"> </text:span><text:span text:style-name="T28">Carchedi</text:span></text:p>
          <text:p text:style-name="P7"><text:span text:style-name="T30">Instr</text:span><text:span text:style-name="T31">u</text:span><text:span text:style-name="T30">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5" draw:text-style-name="P9" draw:layer="layout" svg:width="4.832cm" svg:height="1.022cm" svg:x="2.105cm" svg:y="22.913cm">
          <text:p/>
          <draw:enhanced-geometry draw:mirror-horizontal="false" draw:mirror-vertical="false" svg:viewBox="0 0 0 0" drawooo:sub-view-size="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draw:text-areas="0 0 ?f0 ?f1" draw:type="ooxml-non-primitive" draw:enhanced-path="M 209676 110742 L 176576 110742 176576 0 209676 0 209676 110742 Z N M 102631 290963 L 63835 282714 29931 259678 7482 225481 0 186728 7482 147975 29931 113778 63835 90741 102631 82493 141738 89128 176576 110742 209676 110742 209676 115505 104843 115505 76969 121103 54206 136369 38859 159011 33231 186738 38859 214465 54206 237107 76969 252373 104843 257971 209676 257971 209676 262714 176576 262714 141738 284327 102631 290963 Z N M 209676 257971 L 104843 257971 118880 256589 132248 252548 164424 226258 176454 186728 170828 159011 155481 136369 132718 121103 104843 115505 209676 115505 209676 257971 Z N M 209676 285671 L 176576 285671 176576 262714 209676 262714 209676 285671 Z N M 1095907 290963 L 1057112 282714 1023208 259678 1000759 225481 993276 186728 1000759 147975 1023208 113778 1057112 90741 1095907 82493 1135014 89128 1169853 110742 1202933 110742 1202933 115505 1098140 115505 1070265 121103 1047502 136369 1032155 159011 1026528 186738 1032155 214465 1047502 237107 1070265 252373 1098140 257971 1202953 257971 1202953 262714 1169853 262714 1135014 284327 1095907 290963 Z N M 1202933 110742 L 1169853 110742 1169853 83581 1202933 83581 1202933 110742 Z N M 1202953 257971 L 1098140 257971 1112176 256589 1125545 252548 1157721 226258 1169750 186728 1164125 159011 1148778 136369 1126015 121103 1098140 115505 1202933 115505 1202953 186738 1202953 257971 Z N M 1202953 285671 L 1169853 285671 1169853 262714 1202953 262714 1202953 285671 Z N M 1423909 222504 L 1386420 222504 1469827 86406 1475114 83454 1487189 83461 1511676 135000 1477892 135000 1423909 222504 Z N M 1297926 223385 L 1260420 223385 1344355 86452 1349638 83502 1355333 83501 1361751 83501 1386263 134619 1352677 134619 1297926 223385 Z N M 1259816 285671 L 1227441 285671 1227441 83521 1261204 83521 1260420 223385 1297926 223385 1279985 252612 1259816 285671 Z N M 1381582 285676 L 1375897 285671 1359983 285671 1352677 278404 1352677 134619 1386263 134619 1386420 222504 1423909 222504 1386859 282733 1381582 285676 Z N M 1511676 285671 L 1477892 285671 1477892 135000 1511676 135000 1511676 285671 Z N M 904751 291025 L 842180 270014 805126 217457 800524 184504 806583 151783 822226 123259 845930 100903 876170 86685 909371 82657 941412 88981 969945 104800 980829 116537 906313 116537 884848 119223 865246 128329 849711 142609 839201 160868 834671 181910 836849 203320 845278 222618 859141 238509 877618 249703 898656 254719 983306 254719 966247 271560 937041 286112 904751 291025 Z N M 960891 145667 L 945784 130264 927108 120385 906313 116537 980829 116537 992623 129255 960891 145667 Z N M 983306 254719 L 898656 254719 919751 253167 939405 245390 956123 231731 989987 248123 983306 254719 Z N M 1708137 110702 L 1566749 110702 1582358 98707 1599798 89911 1618581 84505 1638220 82681 1672025 88219 1701538 103828 1708137 110702 Z N M 1566749 368192 L 1533649 368192 1533649 83581 1566749 83581 1566749 110702 1708137 110702 1712975 115742 1641095 115742 1613369 120098 1590186 134098 1573871 155647 1566749 182655 1566749 191181 1573542 217500 1589116 238747 1611365 252949 1638220 258151 1713496 258151 1707698 263115 1566749 263115 1566749 368192 Z N M 1713496 258151 L 1638220 258151 1665750 252701 1688355 237795 1703795 215616 1709831 188348 1704900 160861 1690368 138084 1668383 122287 1641095 115742 1712975 115742 1724622 127875 1739135 158748 1739369 160861 1739474 208109 1735736 225106 1718688 253705 1713496 258151 Z N M 1627567 290594 L 1595281 281985 1566749 263115 1707698 263115 1692720 275939 1660937 288669 1627567 290594 Z N M 575022 115125 L 447432 115125 447432 83101 483127 83101 483127 27840 516267 27840 516267 83221 575022 83221 575022 115125 Z N M 674483 290963 L 635688 282714 601784 259678 579335 225481 571854 186718 579335 147975 601784 113778 635688 90741 674483 82493 713590 89128 748429 110742 781529 110742 781529 115485 676716 115485 648841 121083 626078 136349 610731 158991 605106 186728 610731 214445 626078 237087 648841 252353 676716 257951 781529 257951 781529 262714 748429 262714 713590 284327 674483 290963 Z N M 781529 110742 L 748429 110742 748429 83561 781529 83521 781529 110742 Z N M 568241 285671 L 529728 285671 511643 282027 496873 272118 486911 257426 483248 239437 483127 115125 516287 115125 516287 246810 522296 252787 568241 252787 568241 285671 Z N M 781529 257951 L 676716 257951 690752 256569 704121 252528 736296 226238 748328 186718 742700 158991 727353 136349 704591 121083 676716 115485 781529 115485 781529 257951 Z N M 781529 285671 L 748429 285671 748429 262714 781529 262714 781529 285671 Z N M 325516 290963 L 286721 282714 252817 259678 230368 225481 222885 186728 230368 147975 252817 113778 286721 90741 325516 82493 364624 89128 399462 110742 432542 110742 432542 115505 327749 115505 299874 121103 277112 136369 261764 159011 256137 186738 261764 214465 277120 237113 299874 252373 327749 257971 432542 257971 432542 262714 399462 262714 364624 284327 325516 290963 Z N M 432542 110742 L 399462 110742 399462 83581 432542 83521 432542 110742 Z N M 432542 257971 L 327749 257971 341787 256593 355157 252554 387336 226263 399359 186728 393734 159011 378387 136369 355624 121103 327749 115505 432542 115505 432542 257971 Z N M 432542 285671 L 399462 285671 399462 262714 432542 262714 432542 285671 Z N">
            <draw:equation draw:name="f0" draw:formula="logwidth"/>
            <draw:equation draw:name="f1" draw:formula="logheight"/>
          </draw:enhanced-geometry>
        </draw:custom-shape>
        <draw:custom-shape draw:name="object 9" draw:style-name="gr5" draw:text-style-name="P9" draw:layer="layout" svg:width="0.922cm" svg:height="1.195cm" svg:x="0.91cm" svg:y="22.688cm">
          <text:p/>
          <draw:enhanced-geometry draw:mirror-horizontal="false" draw:mirror-vertical="false" svg:viewBox="0 0 0 0" drawooo:sub-view-size="332105 430529 332105 430529 332105 430529 332105 430529" draw:text-areas="0 0 ?f0 ?f1" draw:type="ooxml-non-primitive" draw:enhanced-path="M 24621 316746 L 18208 315587 12201 312824 4601 308078 0 299768 13 16932 4618 8639 12211 3906 18214 1152 24618 0 31110 466 37373 2569 38098 2929 108327 42979 35965 42979 35965 273770 108660 273770 38420 313659 37393 314180 31121 316282 24621 316746 Z N M 108660 273770 L 35965 273770 147156 210683 147156 106446 35965 42979 108327 42979 179673 83697 183113 89611 183133 190288 255732 190288 183133 231498 183133 251953 147076 251953 108660 273770 Z N M 255732 190288 L 183133 190288 295814 126340 332032 146976 255732 190288 Z N M 295592 430266 L 150555 348363 147097 342438 147076 251953 183133 251953 183133 325448 331811 409610 295592 430266 Z N">
            <draw:equation draw:name="f0" draw:formula="logwidth"/>
            <draw:equation draw:name="f1" draw:formula="logheight"/>
          </draw:enhanced-geometry>
        </draw:custom-shape>
        <presentation:notes draw:style-name="dp2">
          <draw:page-thumbnail draw:style-name="gr6" draw:layer="layout" svg:width="18.624cm" svg:height="10.476cm" svg:x="1.482cm" svg:y="2.123cm" draw:page-number="1" presentation:class="page"/>
          <draw:frame presentation:style-name="pr2" draw:text-style-name="P10" draw:layer="layout" svg:width="17.271cm" svg:height="12.572cm" svg:x="2.159cm" svg:y="13.271cm" presentation:class="notes" presentation:placeholder="true">
            <draw:text-box/>
          </draw:frame>
        </presentation:notes>
      </draw:page>
      <draw:page draw:name="Let's practice!&#10;I N T R O D U C T I O N&#9;TO&#9;S Q L" draw:style-name="dp1" draw:master-page-name="Title_20_Only" presentation:presentation-page-layout-name="AL1T11">
        <draw:frame draw:name="object 2" presentation:style-name="pr3" draw:text-style-name="P12" draw:layer="layout" svg:width="43.215cm" svg:height="24.342cm" svg:x="0cm" svg:y="0cm" presentation:class="title" presentation:user-transformed="true">
          <draw:text-box>
            <text:p text:style-name="P11"><text:span text:style-name="T32">TOPICS</text:span><text:span text:style-name="T33"><text:line-break/></text:span><text:span text:style-name="T14">SELECT</text:span><text:span text:style-name="T14"><text:line-break/></text:span><text:span text:style-name="T14">DISTINCT</text:span><text:span text:style-name="T14"><text:line-break/></text:span><text:span text:style-name="T14">COUNT</text:span><text:span text:style-name="T14"><text:line-break/></text:span><text:span text:style-name="T14">WHERE AND OR</text:span><text:span text:style-name="T14"><text:line-break/></text:span><text:span text:style-name="T14">WHERE IN</text:span><text:span text:style-name="T14"><text:line-break/></text:span><text:span text:style-name="T14">BETWEEN</text:span><text:span text:style-name="T14"><text:line-break/></text:span><text:span text:style-name="T14">IS NULL , IS NOT NULL</text:span><text:span text:style-name="T14"><text:line-break/></text:span><text:span text:style-name="T14">LIKE , NOT LIKE</text:span><text:span text:style-name="T14"><text:line-break/></text:span><text:span text:style-name="T14">AGGREGATE(SUM,AVG,COUNT,MIN,MAX)</text:span><text:span text:style-name="T14"><text:line-break/></text:span><text:span text:style-name="T14">AS(alias)</text:span><text:span text:style-name="T14"><text:line-break/></text:span><text:span text:style-name="T14">ORDER BY</text:span><text:span text:style-name="T14"><text:line-break/></text:span><text:span text:style-name="T14">GROUP BY</text:span><text:span text:style-name="T14"><text:line-break/></text:span><text:span text:style-name="T14">HAVING</text:span></text:p>
          </draw:text-box>
        </draw:frame>
        <draw:custom-shape draw:name="object 3" draw:style-name="gr5" draw:text-style-name="P9" draw:layer="layout" svg:width="4.832cm" svg:height="1.022cm" svg:x="2.105cm" svg:y="22.913cm">
          <text:p/>
          <draw:enhanced-geometry draw:mirror-horizontal="false" draw:mirror-vertical="false" svg:viewBox="0 0 0 0" drawooo:sub-view-size="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1739900 368300" draw:text-areas="0 0 ?f0 ?f1" draw:type="ooxml-non-primitive" draw:enhanced-path="M 209676 110742 L 176576 110742 176576 0 209676 0 209676 110742 Z N M 102631 290963 L 63835 282714 29931 259678 7482 225481 0 186728 7482 147975 29931 113778 63835 90741 102631 82493 141738 89128 176576 110742 209676 110742 209676 115505 104843 115505 76969 121103 54206 136369 38859 159011 33231 186738 38859 214465 54206 237107 76969 252373 104843 257971 209676 257971 209676 262714 176576 262714 141738 284327 102631 290963 Z N M 209676 257971 L 104843 257971 118880 256589 132248 252548 164424 226258 176454 186728 170828 159011 155481 136369 132718 121103 104843 115505 209676 115505 209676 257971 Z N M 209676 285671 L 176576 285671 176576 262714 209676 262714 209676 285671 Z N M 1095907 290963 L 1057112 282714 1023208 259678 1000759 225481 993276 186728 1000759 147975 1023208 113778 1057112 90741 1095907 82493 1135014 89128 1169853 110742 1202933 110742 1202933 115505 1098140 115505 1070265 121103 1047502 136369 1032155 159011 1026528 186738 1032155 214465 1047502 237107 1070265 252373 1098140 257971 1202953 257971 1202953 262714 1169853 262714 1135014 284327 1095907 290963 Z N M 1202933 110742 L 1169853 110742 1169853 83581 1202933 83581 1202933 110742 Z N M 1202953 257971 L 1098140 257971 1112176 256589 1125545 252548 1157721 226258 1169750 186728 1164125 159011 1148778 136369 1126015 121103 1098140 115505 1202933 115505 1202953 186738 1202953 257971 Z N M 1202953 285671 L 1169853 285671 1169853 262714 1202953 262714 1202953 285671 Z N M 1423909 222504 L 1386420 222504 1469827 86406 1475114 83454 1487189 83461 1511676 135000 1477892 135000 1423909 222504 Z N M 1297926 223385 L 1260420 223385 1344355 86452 1349638 83502 1355333 83501 1361751 83501 1386263 134619 1352677 134619 1297926 223385 Z N M 1259816 285671 L 1227441 285671 1227441 83521 1261204 83521 1260420 223385 1297926 223385 1279985 252612 1259816 285671 Z N M 1381582 285676 L 1375897 285671 1359983 285671 1352677 278404 1352677 134619 1386263 134619 1386420 222504 1423909 222504 1386859 282733 1381582 285676 Z N M 1511676 285671 L 1477892 285671 1477892 135000 1511676 135000 1511676 285671 Z N M 904751 291025 L 842180 270014 805126 217457 800524 184504 806583 151783 822226 123259 845930 100903 876170 86685 909371 82657 941412 88981 969945 104800 980829 116537 906313 116537 884848 119223 865246 128329 849711 142609 839201 160868 834671 181910 836849 203320 845278 222618 859141 238509 877618 249703 898656 254719 983306 254719 966247 271560 937041 286112 904751 291025 Z N M 960891 145667 L 945784 130264 927108 120385 906313 116537 980829 116537 992623 129255 960891 145667 Z N M 983306 254719 L 898656 254719 919751 253167 939405 245390 956123 231731 989987 248123 983306 254719 Z N M 1708137 110702 L 1566749 110702 1582358 98707 1599798 89911 1618581 84505 1638220 82681 1672025 88219 1701538 103828 1708137 110702 Z N M 1566749 368192 L 1533649 368192 1533649 83581 1566749 83581 1566749 110702 1708137 110702 1712975 115742 1641095 115742 1613369 120098 1590186 134098 1573871 155647 1566749 182655 1566749 191181 1573542 217500 1589116 238747 1611365 252949 1638220 258151 1713496 258151 1707698 263115 1566749 263115 1566749 368192 Z N M 1713496 258151 L 1638220 258151 1665750 252701 1688355 237795 1703795 215616 1709831 188348 1704900 160861 1690368 138084 1668383 122287 1641095 115742 1712975 115742 1724622 127875 1739135 158748 1739369 160861 1739474 208109 1735736 225106 1718688 253705 1713496 258151 Z N M 1627567 290594 L 1595281 281985 1566749 263115 1707698 263115 1692720 275939 1660937 288669 1627567 290594 Z N M 575022 115125 L 447432 115125 447432 83101 483127 83101 483127 27840 516267 27840 516267 83221 575022 83221 575022 115125 Z N M 674483 290963 L 635688 282714 601784 259678 579335 225481 571854 186718 579335 147975 601784 113778 635688 90741 674483 82493 713590 89128 748429 110742 781529 110742 781529 115485 676716 115485 648841 121083 626078 136349 610731 158991 605106 186728 610731 214445 626078 237087 648841 252353 676716 257951 781529 257951 781529 262714 748429 262714 713590 284327 674483 290963 Z N M 781529 110742 L 748429 110742 748429 83561 781529 83521 781529 110742 Z N M 568241 285671 L 529728 285671 511643 282027 496873 272118 486911 257426 483248 239437 483127 115125 516287 115125 516287 246810 522296 252787 568241 252787 568241 285671 Z N M 781529 257951 L 676716 257951 690752 256569 704121 252528 736296 226238 748328 186718 742700 158991 727353 136349 704591 121083 676716 115485 781529 115485 781529 257951 Z N M 781529 285671 L 748429 285671 748429 262714 781529 262714 781529 285671 Z N M 325516 290963 L 286721 282714 252817 259678 230368 225481 222885 186728 230368 147975 252817 113778 286721 90741 325516 82493 364624 89128 399462 110742 432542 110742 432542 115505 327749 115505 299874 121103 277112 136369 261764 159011 256137 186738 261764 214465 277120 237113 299874 252373 327749 257971 432542 257971 432542 262714 399462 262714 364624 284327 325516 290963 Z N M 432542 110742 L 399462 110742 399462 83581 432542 83521 432542 110742 Z N M 432542 257971 L 327749 257971 341787 256593 355157 252554 387336 226263 399359 186728 393734 159011 378387 136369 355624 121103 327749 115505 432542 115505 432542 257971 Z N M 432542 285671 L 399462 285671 399462 262714 432542 262714 432542 285671 Z N">
            <draw:equation draw:name="f0" draw:formula="logwidth"/>
            <draw:equation draw:name="f1" draw:formula="logheight"/>
          </draw:enhanced-geometry>
        </draw:custom-shape>
        <draw:custom-shape draw:name="object 4" draw:style-name="gr5" draw:text-style-name="P9" draw:layer="layout" svg:width="0.922cm" svg:height="1.195cm" svg:x="0.91cm" svg:y="22.688cm">
          <text:p/>
          <draw:enhanced-geometry draw:mirror-horizontal="false" draw:mirror-vertical="false" svg:viewBox="0 0 0 0" drawooo:sub-view-size="332105 430529 332105 430529 332105 430529 332105 430529" draw:text-areas="0 0 ?f0 ?f1" draw:type="ooxml-non-primitive" draw:enhanced-path="M 24621 316746 L 18208 315587 12201 312824 4601 308078 0 299768 13 16932 4618 8639 12211 3906 18214 1152 24618 0 31110 466 37373 2569 38098 2929 108327 42979 35965 42979 35965 273770 108660 273770 38420 313659 37393 314180 31121 316282 24621 316746 Z N M 108660 273770 L 35965 273770 147156 210683 147156 106446 35965 42979 108327 42979 179673 83697 183113 89611 183133 190288 255732 190288 183133 231498 183133 251953 147076 251953 108660 273770 Z N M 255732 190288 L 183133 190288 295814 126340 332032 146976 255732 190288 Z N M 295592 430266 L 150555 348363 147097 342438 147076 251953 183133 251953 183133 325448 331811 409610 295592 430266 Z N">
            <draw:equation draw:name="f0" draw:formula="logwidth"/>
            <draw:equation draw:name="f1" draw:formula="logheight"/>
          </draw:enhanced-geometry>
        </draw:custom-shape>
        <presentation:notes draw:style-name="dp2">
          <draw:page-thumbnail draw:style-name="gr6" draw:layer="layout" svg:width="18.624cm" svg:height="10.476cm" svg:x="1.482cm" svg:y="2.123cm" draw:page-number="2" presentation:class="page"/>
          <draw:frame presentation:style-name="pr4"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Georgia" svg:font-family="Georgia"/>
    <style:font-face style:name="Lucida Sans Unicode" svg:font-family="'Lucida Sans Unicode'"/>
    <style:font-face style:name="Palatino Linotype" svg:font-family="'Palatino Linotyp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43.215cm" fo:page-height="24.342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4.118cm" fo:padding-top="0cm" fo:padding-bottom="0cm" fo:padding-left="0cm" fo:padding-right="0cm" fo:wrap-option="wrap"/>
    </style:style>
    <style:style style:name="Mpr2" style:family="presentation" style:parent-style-name="Title_20_and_20_Content-backgroundobjects">
      <style:graphic-properties draw:stroke="none" draw:fill="none" draw:fill-color="#ffffff" draw:auto-grow-height="false" fo:min-height="1.397cm"/>
    </style:style>
    <style:style style:name="Mpr3" style:family="presentation" style:parent-style-name="Title_20_and_20_Content-backgroundobjects">
      <style:graphic-properties draw:stroke="none" draw:fill="none" draw:fill-color="#ffffff" draw:textarea-vertical-align="bottom" draw:auto-grow-height="false" fo:min-height="1.397cm"/>
    </style:style>
    <style:style style:name="Mpr4" style:family="presentation" style:parent-style-name="Title_20_Only-backgroundobjects">
      <style:graphic-properties draw:stroke="none" svg:stroke-width="0cm" draw:fill="none" draw:fill-color="#ffffff" draw:textarea-vertical-align="top" draw:auto-grow-height="false" draw:fit-to-size="false" style:shrink-to-fit="false" fo:min-height="14.118cm" fo:padding-top="0cm" fo:padding-bottom="0cm" fo:padding-left="0cm" fo:padding-right="0cm" fo:wrap-option="wrap"/>
    </style:style>
    <style:style style:name="Mpr5" style:family="presentation" style:parent-style-name="Title_20_Only-backgroundobjects">
      <style:graphic-properties draw:stroke="none" draw:fill="none" draw:fill-color="#ffffff" draw:auto-grow-height="false" fo:min-height="1.397cm"/>
    </style:style>
    <style:style style:name="Mpr6" style:family="presentation" style:parent-style-name="Title_20_On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8pt" style:font-size-asian="14pt" style:font-size-complex="14pt"/>
    </style:style>
    <style:style style:name="MP6" style:family="paragraph">
      <style:paragraph-properties fo:margin-top="0cm" fo:margin-bottom="0cm" fo:line-height="100%" fo:text-align="end"/>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b2b2b2"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frame draw:name="Holder 2" presentation:style-name="Title_20_and_20_Content-title" draw:layer="backgroundobjects" svg:width="14.473cm" svg:height="5.081cm" svg:x="14.371cm" svg:y="8.247cm" presentation:class="title" presentation:placeholder="true" presentation:user-transformed="true">
        <draw:text-box/>
      </draw:frame>
      <draw:frame draw:name="Holder 3" presentation:style-name="Title_20_and_20_Content-outline1" draw:layer="backgroundobjects" svg:width="38.893cm" svg:height="16.065cm" svg:x="2.161cm" svg:y="5.599cm" presentation:class="outline" presentation:placeholder="true" presentation:user-transformed="true">
        <draw:text-box/>
      </draw:frame>
      <draw:frame draw:name="Holder 4" presentation:style-name="Mpr1" draw:text-style-name="MP5" draw:layer="backgroundobjects" svg:width="13.828cm" svg:height="1.216cm" svg:x="14.693cm" svg:y="22.638cm" presentation:class="footer" presentation:user-transformed="true">
        <draw:text-box>
          <text:p/>
        </draw:text-box>
      </draw:frame>
      <draw:frame draw:name="Holder 5" presentation:style-name="Mpr1" draw:text-style-name="MP5" draw:layer="backgroundobjects" svg:width="9.939cm" svg:height="1.216cm" svg:x="2.161cm" svg:y="22.638cm" presentation:class="date-time" presentation:user-transformed="true">
        <draw:text-box>
          <text:p/>
        </draw:text-box>
      </draw:frame>
      <draw:frame draw:name="Holder 6" presentation:style-name="Mpr1" draw:text-style-name="MP5" draw:layer="backgroundobjects" svg:width="9.939cm" svg:height="1.216cm" svg:x="31.115cm" svg:y="22.638cm" presentation:class="page-number" presentation:user-transformed="true">
        <draw:text-box>
          <text:p text:style-name="MP6"><text:span text:style-name="MT2"><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Holder 2" presentation:style-name="Title_20_Only-title" draw:layer="backgroundobjects" svg:width="14.473cm" svg:height="5.081cm" svg:x="14.371cm" svg:y="8.247cm" presentation:class="title" presentation:placeholder="true" presentation:user-transformed="true">
        <draw:text-box/>
      </draw:frame>
      <draw:frame draw:name="Holder 3" presentation:style-name="Mpr4" draw:text-style-name="MP5" draw:layer="backgroundobjects" svg:width="13.828cm" svg:height="1.216cm" svg:x="14.693cm" svg:y="22.638cm" presentation:class="footer" presentation:user-transformed="true">
        <draw:text-box>
          <text:p/>
        </draw:text-box>
      </draw:frame>
      <draw:frame draw:name="Holder 4" presentation:style-name="Mpr4" draw:text-style-name="MP5" draw:layer="backgroundobjects" svg:width="9.939cm" svg:height="1.216cm" svg:x="2.161cm" svg:y="22.638cm" presentation:class="date-time" presentation:user-transformed="true">
        <draw:text-box>
          <text:p/>
        </draw:text-box>
      </draw:frame>
      <draw:frame draw:name="Holder 5" presentation:style-name="Mpr4" draw:text-style-name="MP5" draw:layer="backgroundobjects" svg:width="9.939cm" svg:height="1.216cm" svg:x="31.115cm" svg:y="22.638cm" presentation:class="page-number" presentation:user-transformed="true">
        <draw:text-box>
          <text:p text:style-name="MP6"><text:span text:style-name="MT2"><text:page-number>&lt;number&gt;</text:page-number></text:span></text:p>
        </draw:text-box>
      </draw:frame>
      <draw:frame presentation:style-name="Title_20_Only-outline1" draw:layer="backgroundobjects" svg:width="38.892cm" svg:height="14.117cm" svg:x="2.16cm" svg:y="5.696cm" presentation:class="outline" presentation:placeholder="true">
        <draw:text-box/>
      </draw:frame>
      <presentation:notes style:page-layout-name="PM0">
        <draw:page-thumbnail presentation:style-name="Title_20_Only-title" draw:layer="backgroundobjects" svg:width="18.599cm" svg:height="10.476cm" svg:x="1.495cm" svg:y="2.123cm" presentation:class="page"/>
        <draw:frame presentation:style-name="Title_20_Only-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5-30T19:41:14</meta:creation-date>
    <dc:date>2021-05-31T16:51:34.077131870</dc:date>
    <meta:editing-duration>PT6M12S</meta:editing-duration>
    <meta:generator>LibreOffice/6.0.7.3$Linux_X86_64 LibreOffice_project/00m0$Build-3</meta:generator>
    <meta:editing-cycles>2</meta:editing-cycles>
    <meta:document-statistic meta:object-count="47"/>
    <meta:user-defined meta:name="AppVersion">12.0000</meta:user-defined>
    <meta:user-defined meta:name="Created" meta:value-type="date">2021-02-05T00:00:00</meta:user-defined>
    <meta:user-defined meta:name="Creator">Chromium</meta:user-defined>
    <meta:user-defined meta:name="HyperlinksChanged" meta:value-type="boolean">false</meta:user-defined>
    <meta:user-defined meta:name="LastSaved" meta:value-type="date">2021-05-30T00:00:00</meta:user-defined>
    <meta:user-defined meta:name="LinksUpToDate" meta:value-type="boolean">false</meta:user-defined>
    <meta:user-defined meta:name="PresentationFormat" meta:value-type="string">On-screen Show (4:3)</meta:user-defined>
    <meta:user-defined meta:name="ScaleCrop" meta:value-type="boolean">false</meta:user-defined>
    <meta:user-defined meta:name="ShareDoc" meta:value-type="boolean">false</meta:user-defined>
  </office:meta>
</office:document-meta>
</file>